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ohu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3.74">
            <text:p>23,74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48.8560553599614">
            <text:p>$48,86</text:p>
          </table:table-cell>
          <table:table-cell table:style-name="ce5" table:formula="of:=[.F2]-[.B3]/[.B4]" office:value-type="currency" office:currency="USD" office:value="46.4563507082262">
            <text:p>$46,46</text:p>
          </table:table-cell>
          <table:table-cell table:style-name="ce15" table:formula="of:=[.G2]/1.08" office:value-type="currency" office:currency="EUR" office:value="43.0151395446539">
            <text:p>43,0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17">
            <text:p>117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30.1563311708198">
            <text:p>$30,16</text:p>
          </table:table-cell>
          <table:table-cell table:style-name="ce7" table:formula="of:=[.F3]-[.B3]/[.B4]" office:value-type="currency" office:currency="USD" office:value="27.7566265190847">
            <text:p>$27,76</text:p>
          </table:table-cell>
          <table:table-cell table:style-name="ce16" table:formula="of:=[.G3]/1.08" office:value-type="currency" office:currency="EUR" office:value="25.7005801102636">
            <text:p>25,7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6.9348201697114">
            <text:p>26,9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48.756">
            <text:p>48,75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8.1215033026965">
            <text:p>$18,12</text:p>
          </table:table-cell>
          <table:table-cell table:style-name="ce14" table:formula="of:=[.F4]-[.B3]/[.B4]" office:value-type="currency" office:currency="USD" office:value="15.7217986509614">
            <text:p>$15,72</text:p>
          </table:table-cell>
          <table:table-cell table:style-name="ce17" table:formula="of:=[.G4]/1.08" office:value-type="currency" office:currency="EUR" office:value="14.5572209731124">
            <text:p>14,5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45">
            <text:p>$3,4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725">
            <text:p>$1,73</text:p>
          </table:table-cell>
          <table:table-cell table:style-name="ce5"/>
          <table:table-cell table:style-name="ce5" table:formula="of:=[.B8]/(1+[.D2])^(1/4)" office:value-type="currency" office:currency="USD" office:value="1.69606758863452">
            <text:p>$1,70</text:p>
          </table:table-cell>
          <table:table-cell table:style-name="ce7" table:formula="of:=[.B5]/2" office:value-type="currency" office:currency="USD" office:value="1.725">
            <text:p>$1,73</text:p>
          </table:table-cell>
          <table:table-cell table:style-name="ce7"/>
          <table:table-cell table:style-name="ce7" table:formula="of:=[.E8]/(1+[.D3])^(1/4)" office:value-type="currency" office:currency="USD" office:value="1.6901749659689">
            <text:p>$1,69</text:p>
          </table:table-cell>
          <table:table-cell table:style-name="ce8" table:formula="of:=[.B5]/2" office:value-type="currency" office:currency="USD" office:value="1.725">
            <text:p>$1,73</text:p>
          </table:table-cell>
          <table:table-cell table:style-name="ce8"/>
          <table:table-cell table:style-name="ce8" table:formula="of:=[.H8]/(1+[.D4])^(1/4)" office:value-type="currency" office:currency="USD" office:value="1.68438330469164">
            <text:p>$1,6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07">
            <text:p>$2,07</text:p>
          </table:table-cell>
          <table:table-cell office:value-type="percentage" office:value="-0.4">
            <text:p>-40,00%</text:p>
          </table:table-cell>
          <table:table-cell table:formula="of:=[.B9]/(1+[.$D$2])^[.A9]" office:value-type="currency" office:currency="USD" office:value="1.93457943925234">
            <text:p>$1,93</text:p>
          </table:table-cell>
          <table:table-cell table:formula="of:=[.B5]*(1+[.F9])" office:value-type="currency" office:currency="USD" office:value="1.725">
            <text:p>$1,73</text:p>
          </table:table-cell>
          <table:table-cell office:value-type="percentage" office:value="-0.5">
            <text:p>-50,00%</text:p>
          </table:table-cell>
          <table:table-cell table:formula="of:=[.E9]/(1+[.$D$3])^[.A9]" office:value-type="currency" office:currency="USD" office:value="1.58986175115207">
            <text:p>$1,59</text:p>
          </table:table-cell>
          <table:table-cell table:formula="of:=[.B5]*(1+[.I9])" office:value-type="currency" office:currency="USD" office:value="1.38">
            <text:p>$1,38</text:p>
          </table:table-cell>
          <table:table-cell office:value-type="percentage" office:value="-0.6">
            <text:p>-60,00%</text:p>
          </table:table-cell>
          <table:table-cell table:formula="of:=[.H9]/(1+[.$D$4])^[.A9]" office:value-type="currency" office:currency="USD" office:value="1.25454545454545">
            <text:p>$1,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691">
            <text:p>$2,69</text:p>
          </table:table-cell>
          <table:table-cell office:value-type="percentage" office:value="0.3">
            <text:p>30,00%</text:p>
          </table:table-cell>
          <table:table-cell table:formula="of:=[.B10]/(1+[.$D$2])^[.A10]" office:value-type="currency" office:currency="USD" office:value="2.35042361778321">
            <text:p>$2,35</text:p>
          </table:table-cell>
          <table:table-cell table:formula="of:=[.E9]*(1+[.F10])" office:value-type="currency" office:currency="USD" office:value="2.139">
            <text:p>$2,14</text:p>
          </table:table-cell>
          <table:table-cell office:value-type="percentage" office:value="0.24">
            <text:p>24,00%</text:p>
          </table:table-cell>
          <table:table-cell table:formula="of:=[.E10]/(1+[.$D$3])^[.A10]" office:value-type="currency" office:currency="USD" office:value="1.81698485845951">
            <text:p>$1,82</text:p>
          </table:table-cell>
          <table:table-cell table:formula="of:=[.H9]*(1+[.I10])" office:value-type="currency" office:currency="USD" office:value="1.5456">
            <text:p>$1,55</text:p>
          </table:table-cell>
          <table:table-cell office:value-type="percentage" office:value="0.12">
            <text:p>12,00%</text:p>
          </table:table-cell>
          <table:table-cell table:formula="of:=[.H10]/(1+[.$D$4])^[.A10]" office:value-type="currency" office:currency="USD" office:value="1.27735537190083">
            <text:p>$1,2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.93319">
            <text:p>$2,93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2.39435676951748">
            <text:p>$2,39</text:p>
          </table:table-cell>
          <table:table-cell table:formula="of:=[.E10]*(1+[.F11])" office:value-type="currency" office:currency="USD" office:value="2.28873">
            <text:p>$2,29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USD" office:value="1.79186525212136">
            <text:p>$1,79</text:p>
          </table:table-cell>
          <table:table-cell table:formula="of:=[.H10]*(1+[.I11])" office:value-type="currency" office:currency="USD" office:value="1.576512">
            <text:p>$1,58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1.18445679939895">
            <text:p>$1,1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1385133">
            <text:p>$3,14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2.39435676951748">
            <text:p>$2,39</text:p>
          </table:table-cell>
          <table:table-cell table:formula="of:=[.E11]*(1+[.F12])" office:value-type="currency" office:currency="USD" office:value="2.3345046">
            <text:p>$2,33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1.68451848586525">
            <text:p>$1,68</text:p>
          </table:table-cell>
          <table:table-cell table:formula="of:=[.H11]*(1+[.I12])" office:value-type="currency" office:currency="USD" office:value="1.576512">
            <text:p>$1,58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.0767789085445">
            <text:p>$1,0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326824098">
            <text:p>$3,33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2.37197960344722">
            <text:p>$2,37</text:p>
          </table:table-cell>
          <table:table-cell table:formula="of:=[.E12]*(1+[.F13])" office:value-type="currency" office:currency="USD" office:value="2.381194692">
            <text:p>$2,38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.58360263187332">
            <text:p>$1,58</text:p>
          </table:table-cell>
          <table:table-cell table:formula="of:=[.H12]*(1+[.I13])" office:value-type="currency" office:currency="USD" office:value="1.576512">
            <text:p>$1,58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0.978889916858635">
            <text:p>$0,9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4931653029">
            <text:p>$3,49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2.32764353609307">
            <text:p>$2,33</text:p>
          </table:table-cell>
          <table:table-cell table:formula="of:=[.E13]*(1+[.F14])" office:value-type="currency" office:currency="USD" office:value="2.42881858584">
            <text:p>$2,43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.48873242812054">
            <text:p>$1,49</text:p>
          </table:table-cell>
          <table:table-cell table:formula="of:=[.H13]*(1+[.I14])" office:value-type="currency" office:currency="USD" office:value="1.576512">
            <text:p>$1,58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0.88989992441694">
            <text:p>$0,8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.667823568045">
            <text:p>$3,67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2.28413618027824">
            <text:p>$2,28</text:p>
          </table:table-cell>
          <table:table-cell table:formula="of:=[.E14]*(1+[.F15])" office:value-type="currency" office:currency="USD" office:value="2.4773949575568">
            <text:p>$2,48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.39954569279535">
            <text:p>$1,40</text:p>
          </table:table-cell>
          <table:table-cell table:formula="of:=[.H14]*(1+[.I15])" office:value-type="currency" office:currency="USD" office:value="1.576512">
            <text:p>$1,58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0.808999931288128">
            <text:p>$0,8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.85121474644725">
            <text:p>$3,85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2.24144204606744">
            <text:p>$2,24</text:p>
          </table:table-cell>
          <table:table-cell table:formula="of:=[.E15]*(1+[.F16])" office:value-type="currency" office:currency="USD" office:value="2.52694285670794">
            <text:p>$2,53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.31570194161406">
            <text:p>$1,32</text:p>
          </table:table-cell>
          <table:table-cell table:formula="of:=[.H15]*(1+[.I16])" office:value-type="currency" office:currency="USD" office:value="1.576512">
            <text:p>$1,58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0.735454482989207">
            <text:p>$0,7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.00526333630514">
            <text:p>$4,01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2.17859787655153">
            <text:p>$2,18</text:p>
          </table:table-cell>
          <table:table-cell table:formula="of:=[.E16]*(1+[.F17])" office:value-type="currency" office:currency="USD" office:value="2.5774817138421">
            <text:p>$2,58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.23688108796898">
            <text:p>$1,24</text:p>
          </table:table-cell>
          <table:table-cell table:formula="of:=[.H16]*(1+[.I17])" office:value-type="currency" office:currency="USD" office:value="1.576512">
            <text:p>$1,58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0.668594984535643">
            <text:p>$0,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.16547386975735">
            <text:p>$4,17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2.11751569309681">
            <text:p>$2,12</text:p>
          </table:table-cell>
          <table:table-cell table:formula="of:=[.E17]*(1+[.F18])" office:value-type="currency" office:currency="USD" office:value="2.62903134811894">
            <text:p>$2,63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16278222094779">
            <text:p>$1,16</text:p>
          </table:table-cell>
          <table:table-cell table:formula="of:=[.H17]*(1+[.I18])" office:value-type="currency" office:currency="USD" office:value="1.576512">
            <text:p>$1,58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0.60781362230513">
            <text:p>$0,6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4.2910991202393">
            <text:p>$24,29</text:p>
          </table:table-cell>
          <table:table-cell/>
          <table:table-cell table:style-name="ce7"/>
          <table:table-cell table:formula="of:=SUM([.G8:.G18])" office:value-type="currency" office:currency="USD" office:value="16.7606513168871">
            <text:p>$16,76</text:p>
          </table:table-cell>
          <table:table-cell/>
          <table:table-cell table:style-name="ce8"/>
          <table:table-cell table:formula="of:=SUM([.J8:.J18])" office:value-type="currency" office:currency="USD" office:value="11.167172701475">
            <text:p>$11,1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9.9856864370882">
            <text:p>$49,99</text:p>
          </table:table-cell>
          <table:table-cell table:style-name="ce5"/>
          <table:table-cell table:formula="of:=[.B20]/(1+[.D2])^([.A18]+1/2)" office:value-type="currency" office:currency="USD" office:value="24.5649562397221">
            <text:p>$24,56</text:p>
          </table:table-cell>
          <table:table-cell table:formula="of:=[.E18]*[.D5]" office:value-type="currency" office:currency="USD" office:value="31.5483761774272">
            <text:p>$31,55</text:p>
          </table:table-cell>
          <table:table-cell table:style-name="ce7"/>
          <table:table-cell table:formula="of:=[.E20]/(1+[.D3])^([.A18]+1/2)" office:value-type="currency" office:currency="USD" office:value="13.3956798539327">
            <text:p>$13,40</text:p>
          </table:table-cell>
          <table:table-cell table:formula="of:=[.H18]*[.D5]" office:value-type="currency" office:currency="USD" office:value="18.918144">
            <text:p>$18,92</text:p>
          </table:table-cell>
          <table:table-cell table:style-name="ce8"/>
          <table:table-cell table:formula="of:=[.H20]/(1+[.D4])^([.A18]+1/2)" office:value-type="currency" office:currency="USD" office:value="6.9543306012215">
            <text:p>$6,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4.04.2022</text:date>, <text:time>11:11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24T11:11:08.04</dc:date>
    <dc:creator>aaa </dc:creator>
    <meta:editing-duration>P2DT19H39M</meta:editing-duration>
    <meta:editing-cycles>52</meta:editing-cycles>
    <meta:generator>OpenOffice/4.1.5$Win32 OpenOffice.org_project/415m1$Build-9789</meta:generator>
    <meta:document-statistic meta:table-count="5" meta:cell-count="691" meta:object-count="0"/>
  </office:meta>
</office:document-meta>
</file>